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Courier New1" fo:font-weight="bold"/>
    </style:style>
    <style:style style:name="T3" style:family="text">
      <style:text-properties style:font-name="Courier New1"/>
    </style:style>
    <style:style style:name="T4" style:family="text">
      <style:text-properties fo:color="#0000ff" style:font-name="Courier New1" fo:font-weight="bold"/>
    </style:style>
    <style:style style:name="T5" style:family="text">
      <style:text-properties fo:color="#008000" style:font-name="Courier New1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<text:span text:style-name="T1">resources</text:span>&gt;</text:p>
      <text:p text:style-name="P2"><text:s text:c="4"/><text:span text:style-name="T3">&lt;</text:span><text:span text:style-name="T2">string </text:span><text:span text:style-name="T4">name=</text:span><text:span text:style-name="T5">"app_name"</text:span><text:span text:style-name="T3">&gt;Erasmus <text:s/>BMI&lt;/</text:span><text:span text:style-name="T2">string</text:span><text:span text:style-name="T3">&gt;</text:span></text:p>
      <text:p text:style-name="P2"><text:s text:c="4"/><text:span text:style-name="T3">&lt;</text:span><text:span text:style-name="T2">string </text:span><text:span text:style-name="T4">name=</text:span><text:span text:style-name="T5">"button_about"</text:span><text:span text:style-name="T3">&gt;About&lt;/</text:span><text:span text:style-name="T2">string</text:span><text:span text:style-name="T3">&gt;</text:span></text:p>
      <text:p text:style-name="P2"><text:s text:c="4"/><text:span text:style-name="T3">&lt;</text:span><text:span text:style-name="T2">string </text:span><text:span text:style-name="T4">name=</text:span><text:span text:style-name="T5">"button_bmi_calculator"</text:span><text:span text:style-name="T3">&gt;BMI CALCULATOR&lt;/</text:span><text:span text:style-name="T2">string</text:span><text:span text:style-name="T3">&gt;</text:span></text:p>
      <text:p text:style-name="P2"><text:s text:c="4"/><text:span text:style-name="T3">&lt;</text:span><text:span text:style-name="T2">string </text:span><text:span text:style-name="T4">name=</text:span><text:span text:style-name="T5">"hint_weight"</text:span><text:span text:style-name="T3">&gt;Put your weight [kg]&lt;/</text:span><text:span text:style-name="T2">string</text:span><text:span text:style-name="T3">&gt;</text:span></text:p>
      <text:p text:style-name="P2"><text:s text:c="4"/><text:span text:style-name="T3">&lt;</text:span><text:span text:style-name="T2">string </text:span><text:span text:style-name="T4">name=</text:span><text:span text:style-name="T5">"hint_height"</text:span><text:span text:style-name="T3">&gt;Put your height [cm]&lt;/</text:span><text:span text:style-name="T2">string</text:span><text:span text:style-name="T3">&gt;</text:span></text:p>
      <text:p text:style-name="P2"><text:s text:c="4"/><text:span text:style-name="T3">&lt;</text:span><text:span text:style-name="T2">string </text:span><text:span text:style-name="T4">name=</text:span><text:span text:style-name="T5">"overweight_message"</text:span><text:span text:style-name="T3">&gt;Overweight :(&lt;/</text:span><text:span text:style-name="T2">string</text:span><text:span text:style-name="T3">&gt;</text:span></text:p>
      <text:p text:style-name="P2"><text:s text:c="4"/><text:span text:style-name="T3">&lt;</text:span><text:span text:style-name="T2">string </text:span><text:span text:style-name="T4">name=</text:span><text:span text:style-name="T5">"underweight_message"</text:span><text:span text:style-name="T3">&gt;Underweight :(&lt;/</text:span><text:span text:style-name="T2">string</text:span><text:span text:style-name="T3">&gt;</text:span></text:p>
      <text:p text:style-name="P2"><text:s text:c="4"/><text:span text:style-name="T3">&lt;</text:span><text:span text:style-name="T2">string </text:span><text:span text:style-name="T4">name=</text:span><text:span text:style-name="T5">"right_weight_message"</text:span><text:span text:style-name="T3">&gt;Normal Range :)&lt;/</text:span><text:span text:style-name="T2">string</text:span><text:span text:style-name="T3">&gt;</text:span></text:p>
      <text:p text:style-name="P2"><text:s text:c="4"/><text:span text:style-name="T3">&lt;</text:span><text:span text:style-name="T2">string </text:span><text:span text:style-name="T4">name=</text:span><text:span text:style-name="T5">"button_calculate"</text:span><text:span text:style-name="T3">&gt;CALCULATE&lt;/</text:span><text:span text:style-name="T2">string</text:span><text:span text:style-name="T3">&gt;</text:span></text:p>
      <text:p text:style-name="P1">&lt;/<text:span text:style-name="T1">resources</text:span>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7T12:36:40.92</meta:creation-date>
    <meta:document-statistic meta:table-count="0" meta:image-count="0" meta:object-count="0" meta:page-count="1" meta:paragraph-count="11" meta:word-count="32" meta:character-count="542"/>
    <dc:date>2018-04-07T12:37:06.94</dc:date>
    <meta:editing-duration>PT27S</meta:editing-duration>
    <meta:editing-cycles>1</meta:editing-cycles>
    <meta:generator>OpenOffice/4.1.3$Win32 OpenOffice.org_project/413m1$Build-9783</meta:generator>
  </office:meta>
</office:document-meta>
</file>